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16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1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15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1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13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1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1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1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1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1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7912" calcext:value-type="float">
            <text:p>53.3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1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9624" calcext:value-type="float">
            <text:p>53.3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0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09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08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0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07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0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06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0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0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6328" calcext:value-type="float">
            <text:p>52.9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03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02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0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01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01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2000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1999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1999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199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1997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1996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199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199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28096444901</text:p>
          </table:table-cell>
          <table:table-cell office:value-type="string" calcext:value-type="string">
            <text:p>199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